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draw:stroke="none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pr2" style:family="presentation" style:parent-style-name="默认-subtitle">
      <style:graphic-properties draw:stroke="none" draw:fill="none" draw:fill-color="#ffffff" draw:textarea-vertical-align="middle" draw:auto-grow-height="false" draw:fit-to-size="shrink-to-fit" fo:min-height="12.573cm" fo:padding-top="0.125cm" fo:padding-bottom="0.125cm" fo:padding-left="0.25cm" fo:padding-right="0.25cm" fo:wrap-option="wrap"/>
    </style:style>
    <style:style style:name="pr3" style:family="presentation" style:parent-style-name="默认-notes">
      <style:graphic-properties draw:fill-color="#ffffff" fo:min-height="13.365cm"/>
    </style:style>
    <style:style style:name="pr4" style:family="presentation" style:parent-style-name="默认_20_1-title">
      <style:graphic-properties draw:stroke="none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5" style:family="presentation" style:parent-style-name="默认_20_1-outline1">
      <style:graphic-properties draw:stroke="none" draw:fill="none" draw:textarea-vertical-align="top" draw:auto-grow-height="false" draw:fit-to-size="shrink-to-fit" fo:min-height="12.573cm" fo:padding-top="0.125cm" fo:padding-bottom="0.125cm" fo:padding-left="0.25cm" fo:padding-right="0.25cm" fo:wrap-option="wrap"/>
    </style:style>
    <style:style style:name="pr6" style:family="presentation" style:parent-style-name="默认_20_1-notes">
      <style:graphic-properties draw:fill-color="#ffffff" fo:min-height="13.365cm"/>
    </style:style>
    <style:style style:name="pr7" style:family="presentation" style:parent-style-name="默认_20_2-title">
      <style:graphic-properties draw:stroke="none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8" style:family="presentation" style:parent-style-name="默认_20_2-outline1">
      <style:graphic-properties draw:stroke="none" draw:fill="none" draw:textarea-vertical-align="top" draw:auto-grow-height="false" draw:fit-to-size="shrink-to-fit" fo:min-height="12.573cm" fo:padding-top="0.125cm" fo:padding-bottom="0.125cm" fo:padding-left="0.25cm" fo:padding-right="0.25cm" fo:wrap-option="wrap"/>
    </style:style>
    <style:style style:name="pr9" style:family="presentation" style:parent-style-name="默认_20_2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top="0cm" fo:margin-bottom="0cm" fo:text-align="center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6" style:family="paragraph">
      <style:paragraph-properties fo:margin-left="1.27cm" fo:margin-right="0cm" fo:text-indent="0cm"/>
    </style:style>
    <style:style style:name="T1" style:family="text">
      <style:text-properties fo:color="#8b8b8b" style:text-line-through-style="none" fo:font-family="'Franklin Gothic Medium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2f2f2f" style:text-line-through-style="none" fo:font-family="'Franklin Gothic Medium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color="#000000" style:text-line-through-style="none" fo:font-family="'Franklin Gothic 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00" style:text-line-through-style="none" fo:font-family="'Franklin Gothic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ff0000" style:text-line-through-style="none" fo:font-family="'Franklin Gothic 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draw:name="标题 1" presentation:style-name="pr1" draw:text-style-name="P2" draw:layer="layout" svg:width="21.589cm" svg:height="4.272cm" svg:x="1.905cm" svg:y="4.657cm" presentation:class="title" presentation:user-transformed="true">
          <draw:text-box>
            <text:p text:style-name="P1"><text:span text:style-name="T1">PHP (2)</text:span></text:p>
          </draw:text-box>
        </draw:frame>
        <draw:frame draw:name="副标题 2" presentation:style-name="pr2" draw:text-style-name="P2" draw:layer="layout" svg:width="17.779cm" svg:height="4.867cm" svg:x="3.81cm" svg:y="8.93cm" presentation:class="subtitle" presentation:user-transformed="true">
          <draw:text-box>
            <text:p text:style-name="P3"><text:span text:style-name="T2"><text:s/></text:span><text:span text:style-name="T2">李博杰 </text:span><text:span text:style-name="T2">2011-11-26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内容一览" draw:style-name="dp1" draw:master-page-name="默认_20_1" presentation:presentation-page-layout-name="AL2T11">
        <draw:frame draw:name="标题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4"><text:span text:style-name="T3">内容一览</text:span></text:p>
          </draw:text-box>
        </draw:frame>
        <draw:frame draw:name="内容占位符 2" presentation:style-name="pr5" draw:text-style-name="P2" draw:layer="layout" svg:width="22.859cm" svg:height="13.017cm" svg:x="1.27cm" svg:y="4.445cm" presentation:class="outline" presentation:user-transformed="true">
          <draw:text-box>
            <text:p text:style-name="P5"><text:span text:style-name="T4">超全局数组</text:span></text:p>
            <text:p text:style-name="P5"><text:span text:style-name="T4">类与对象</text:span></text:p>
            <text:p text:style-name="P5"><text:span text:style-name="T4">数据库</text:span></text:p>
            <text:p text:style-name="P6"><text:span text:style-name="T4">关系型数据库简介</text:span></text:p>
            <text:p text:style-name="P6"><text:span text:style-name="T4">SQL</text:span></text:p>
            <text:p text:style-name="P6"><text:span text:style-name="T4">PHP</text:span><text:span text:style-name="T4">的</text:span><text:span text:style-name="T4">MySQL</text:span><text:span text:style-name="T4">扩展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HP超全局数组" draw:style-name="dp1" draw:master-page-name="默认_20_1" presentation:presentation-page-layout-name="AL2T11">
        <draw:frame draw:name="标题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4"><text:span text:style-name="T3">PHP</text:span><text:span text:style-name="T3">超全局数组</text:span></text:p>
          </draw:text-box>
        </draw:frame>
        <draw:frame draw:name="内容占位符 2" presentation:style-name="pr5" draw:text-style-name="P2" draw:layer="layout" svg:width="22.859cm" svg:height="13.017cm" svg:x="1.27cm" svg:y="4.445cm" presentation:class="outline" presentation:user-transformed="true">
          <draw:text-box>
            <text:p text:style-name="P5"><text:span text:style-name="T4">$GLOBALS</text:span></text:p>
            <text:p text:style-name="P5"><text:span text:style-name="T4">$_SERVER</text:span></text:p>
            <text:p text:style-name="P5"><text:span text:style-name="T4">$_GET</text:span></text:p>
            <text:p text:style-name="P5"><text:span text:style-name="T4">$_POST</text:span></text:p>
            <text:p text:style-name="P5"><text:span text:style-name="T4">$_REQUEST</text:span></text:p>
            <text:p text:style-name="P5"><text:span text:style-name="T4">$_FILES</text:span></text:p>
            <text:p text:style-name="P5"><text:span text:style-name="T4">$_SESSION</text:span></text:p>
            <text:p text:style-name="P5"><text:span text:style-name="T4">$_ENV</text:span></text:p>
            <text:p text:style-name="P5"><text:span text:style-name="T4">$_COOKI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$_SERVER" draw:style-name="dp1" draw:master-page-name="默认_20_1" presentation:presentation-page-layout-name="AL2T11">
        <draw:frame draw:name="标题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4"><text:span text:style-name="T3">$_SERVER</text:span></text:p>
          </draw:text-box>
        </draw:frame>
        <draw:frame draw:name="内容占位符 2" presentation:style-name="pr5" draw:text-style-name="P2" draw:layer="layout" svg:width="22.859cm" svg:height="13.017cm" svg:x="1.27cm" svg:y="4.445cm" presentation:class="outline" presentation:user-transformed="true">
          <draw:text-box>
            <text:p text:style-name="P5"><text:span text:style-name="T4">phpinfo()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$_GET" draw:style-name="dp1" draw:master-page-name="默认_20_1" presentation:presentation-page-layout-name="AL2T11">
        <draw:frame draw:name="标题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4"><text:span text:style-name="T3">$_GET</text:span></text:p>
          </draw:text-box>
        </draw:frame>
        <draw:frame draw:name="内容占位符 2" presentation:style-name="pr5" draw:text-style-name="P2" draw:layer="layout" svg:width="22.859cm" svg:height="13.017cm" svg:x="1.27cm" svg:y="4.445cm" presentation:class="outline" presentation:user-transformed="true">
          <draw:text-box>
            <text:p text:style-name="P5"><text:span text:style-name="T4">forum.php?board=10&amp;post=2</text:span></text:p>
            <text:p text:style-name="P5"><text:span text:style-name="T4">$_GET[‘board’] = 10</text:span></text:p>
            <text:p text:style-name="P5"><text:span text:style-name="T4">$_GET[‘post’] = 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$_POST" draw:style-name="dp1" draw:master-page-name="默认_20_2" presentation:presentation-page-layout-name="AL3T3">
        <draw:frame draw:name="标题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4"><text:span text:style-name="T3">$_POST</text:span></text:p>
          </draw:text-box>
        </draw:frame>
        <draw:frame draw:name="内容占位符 3" presentation:style-name="pr8" draw:text-style-name="P2" draw:layer="layout" svg:width="11.217cm" svg:height="12.571cm" svg:x="1.27cm" svg:y="4.445cm" presentation:class="outline" presentation:user-transformed="true">
          <draw:text-box>
            <text:p text:style-name="P5"><text:span text:style-name="T5">&lt;form action=“login.php method=“post”&gt;</text:span></text:p>
            <text:p text:style-name="P5"><text:span text:style-name="T5">&lt;input type=“text” name=“username” /&gt;</text:span></text:p>
            <text:p text:style-name="P5"><text:span text:style-name="T5">&lt;input type=“password” name=“password” /&gt;</text:span></text:p>
            <text:p text:style-name="P5"><text:span text:style-name="T5">&lt;input type=“button” value=“</text:span><text:span text:style-name="T5">提交”</text:span><text:span text:style-name="T5">&gt;</text:span></text:p>
            <text:p text:style-name="P5"><text:span text:style-name="T5">&lt;/form&gt;</text:span></text:p>
          </draw:text-box>
        </draw:frame>
        <draw:frame draw:name="内容占位符 4" presentation:style-name="pr8" draw:text-style-name="P2" draw:layer="layout" svg:width="12.699cm" svg:height="13.612cm" svg:x="12.7cm" svg:y="4.445cm" presentation:class="outline" presentation:user-transformed="true">
          <draw:text-box>
            <text:p text:style-name="P5"><text:span text:style-name="T5">&lt;?php</text:span></text:p>
            <text:p text:style-name="P5"><text:span text:style-name="T5">$username = $_POST[‘username’];</text:span></text:p>
            <text:p text:style-name="P5"><text:span text:style-name="T5">$password = $_POST[‘password’];</text:span></text:p>
            <text:p text:style-name="P5"><text:span text:style-name="T5">$success=mysql_query (“SELECT * FROM users WHERE `username`=‘$username’ AND `password`=‘$password’”)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QL注入" draw:style-name="dp1" draw:master-page-name="默认_20_1" presentation:presentation-page-layout-name="AL2T11">
        <draw:frame draw:name="标题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4"><text:span text:style-name="T3">SQL</text:span><text:span text:style-name="T3">注入</text:span></text:p>
          </draw:text-box>
        </draw:frame>
        <draw:frame draw:name="内容占位符 4" presentation:style-name="pr5" draw:text-style-name="P2" draw:layer="layout" svg:width="22.859cm" svg:height="13.017cm" svg:x="1.27cm" svg:y="4.445cm" presentation:class="outline" presentation:user-transformed="true">
          <draw:text-box>
            <text:p text:style-name="P5"><text:span text:style-name="T4">SELECT * FROM users WHERE `username` = ‘</text:span><text:span text:style-name="T6">hack’;</text:span><text:span text:style-name="T4">’ AND password = ‘fake’;</text:span></text:p>
            <text:p text:style-name="P5"><text:span text:style-name="T4">SELECT * FROM users WHERE `username` = ‘</text:span><text:span text:style-name="T6">hack’; DROP TABLE users;</text:span><text:span text:style-name="T4">’ AND password = ‘fake’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ddslashes" draw:style-name="dp1" draw:master-page-name="默认_20_1" presentation:presentation-page-layout-name="AL2T11">
        <draw:frame draw:name="标题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4"><text:span text:style-name="T3">addslashes</text:span></text:p>
          </draw:text-box>
        </draw:frame>
        <draw:frame draw:name="内容占位符 2" presentation:style-name="pr5" draw:text-style-name="P2" draw:layer="layout" svg:width="22.859cm" svg:height="13.017cm" svg:x="1.27cm" svg:y="4.445cm" presentation:class="outline" presentation:user-transformed="true">
          <draw:text-box>
            <text:p text:style-name="P5"><text:span text:style-name="T4">$password = addslashes($_POST[‘password’]);</text:span></text:p>
            <text:p text:style-name="P5"><text:span text:style-name="T6">hack’; </text:span><text:span text:style-name="T4">=&gt;</text:span><text:span text:style-name="T6"> hack\’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$_REQUEST" draw:style-name="dp1" draw:master-page-name="默认_20_1" presentation:presentation-page-layout-name="AL2T11">
        <draw:frame draw:name="标题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4"><text:span text:style-name="T3">$_REQUEST</text:span></text:p>
          </draw:text-box>
        </draw:frame>
        <draw:frame draw:name="内容占位符 2" presentation:style-name="pr5" draw:text-style-name="P2" draw:layer="layout" svg:width="22.859cm" svg:height="13.017cm" svg:x="1.27cm" svg:y="4.445cm" presentation:class="outline" presentation:user-transformed="true">
          <draw:text-box>
            <text:p text:style-name="P5"><text:span text:style-name="T4">$_REQUEST = array_merge($_GET, $_POST)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$_FILES" draw:style-name="dp1" draw:master-page-name="默认_20_1" presentation:presentation-page-layout-name="AL2T11">
        <draw:frame draw:name="标题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4"><text:span text:style-name="T3">$_FILES</text:span></text:p>
          </draw:text-box>
        </draw:frame>
        <draw:frame draw:name="内容占位符 2" presentation:style-name="pr5" draw:text-style-name="P2" draw:layer="layout" svg:width="22.859cm" svg:height="13.017cm" svg:x="1.27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$_SESSION" draw:style-name="dp1" draw:master-page-name="默认_20_1" presentation:presentation-page-layout-name="AL2T11">
        <draw:frame draw:name="标题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4"><text:span text:style-name="T3">$_SESSION</text:span></text:p>
          </draw:text-box>
        </draw:frame>
        <draw:frame draw:name="内容占位符 2" presentation:style-name="pr5" draw:text-style-name="P2" draw:layer="layout" svg:width="22.859cm" svg:height="13.017cm" svg:x="1.27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$_ENV" draw:style-name="dp1" draw:master-page-name="默认_20_1" presentation:presentation-page-layout-name="AL2T11">
        <draw:frame draw:name="标题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4"><text:span text:style-name="T3">$_ENV</text:span></text:p>
          </draw:text-box>
        </draw:frame>
        <draw:frame draw:name="内容占位符 2" presentation:style-name="pr5" draw:text-style-name="P2" draw:layer="layout" svg:width="22.859cm" svg:height="13.017cm" svg:x="1.27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$_COOKIE" draw:style-name="dp1" draw:master-page-name="默认_20_1" presentation:presentation-page-layout-name="AL2T11">
        <draw:frame draw:name="标题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4"><text:span text:style-name="T3">$_COOKIE</text:span></text:p>
          </draw:text-box>
        </draw:frame>
        <draw:frame draw:name="内容占位符 2" presentation:style-name="pr5" draw:text-style-name="P2" draw:layer="layout" svg:width="22.859cm" svg:height="13.017cm" svg:x="1.27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HP面向对象" draw:style-name="dp1" draw:master-page-name="默认_20_1" presentation:presentation-page-layout-name="AL2T11">
        <draw:frame draw:name="标题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4"><text:span text:style-name="T3">PHP</text:span><text:span text:style-name="T3">面向对象</text:span></text:p>
          </draw:text-box>
        </draw:frame>
        <draw:frame draw:name="内容占位符 2" presentation:style-name="pr5" draw:text-style-name="P2" draw:layer="layout" svg:width="22.859cm" svg:height="13.017cm" svg:x="1.27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数据库" draw:style-name="dp1" draw:master-page-name="默认_20_1" presentation:presentation-page-layout-name="AL2T11">
        <draw:frame draw:name="标题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4"><text:span text:style-name="T3">数据库</text:span></text:p>
          </draw:text-box>
        </draw:frame>
        <draw:frame draw:name="内容占位符 2" presentation:style-name="pr5" draw:text-style-name="P2" draw:layer="layout" svg:width="22.859cm" svg:height="13.017cm" svg:x="1.27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QL" draw:style-name="dp1" draw:master-page-name="默认_20_1" presentation:presentation-page-layout-name="AL2T11">
        <draw:frame draw:name="标题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4"><text:span text:style-name="T3">SQL</text:span></text:p>
          </draw:text-box>
        </draw:frame>
        <draw:frame draw:name="内容占位符 2" presentation:style-name="pr5" draw:text-style-name="P2" draw:layer="layout" svg:width="22.859cm" svg:height="13.017cm" svg:x="1.27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HP+MySQL" draw:style-name="dp1" draw:master-page-name="默认_20_1" presentation:presentation-page-layout-name="AL2T11">
        <draw:frame draw:name="标题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4"><text:span text:style-name="T3">PHP+MySQL</text:span></text:p>
          </draw:text-box>
        </draw:frame>
        <draw:frame draw:name="内容占位符 2" presentation:style-name="pr5" draw:text-style-name="P2" draw:layer="layout" svg:width="22.859cm" svg:height="13.017cm" svg:x="1.27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axial" draw:start-color="#eeece7" draw:end-color="#918415" draw:start-intensity="100%" draw:end-intensity="100%" draw:angle="900" draw:border="0%"/>
    <draw:gradient draw:name="Gradient_20_8" draw:display-name="Gradient 8" draw:style="axial" draw:start-color="#918415" draw:end-color="#dbd8cc" draw:start-intensity="100%" draw:end-intensity="100%" draw:angle="9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 Condensed'" style:font-family-generic="roman" style:font-pitch="variable" fo:font-size="24pt" fo:language="en" fo:country="US" style:font-family-asian="文泉驿微米黑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 Condensed'" style:font-family-generic="roman" style:font-pitch="variable" fo:font-size="18pt" fo:font-style="normal" fo:text-shadow="none" style:text-underline-style="none" fo:font-weight="normal" style:letter-kerning="true" style:font-family-asian="文泉驿微米黑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 Condensed'" style:font-family-generic="roman" style:font-pitch="variable" fo:font-size="20pt" fo:font-style="normal" fo:text-shadow="none" style:text-underline-style="none" fo:font-weight="normal" style:letter-kerning="true" style:font-family-asian="文泉驿微米黑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Franklin Gothic Book'" fo:font-size="32pt" fo:letter-spacing="normal" fo:language="zh" fo:country="CN" fo:font-style="normal" fo:text-shadow="none" style:text-underline-style="none" fo:font-weight="normal" style:letter-kerning="true" style:font-family-asian="文泉驿微米黑" style:font-family-generic-asian="system" style:font-pitch-asian="variable" style:font-size-asian="32pt" style:language-asian="zh" style:country-asian="CN" style:font-style-asian="normal" style:font-weight-asian="normal" style:font-family-complex="FreeSans" style:font-family-generic-complex="system" style:font-pitch-complex="variable" style:font-size-complex="32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默认-outline2" style:family="presentation" style:parent-style-name="默认-outline1">
      <style:paragraph-properties fo:margin-top="0cm" fo:margin-bottom="0.4cm" fo:text-align="start" style:punctuation-wrap="hanging"/>
      <style:text-properties fo:color="#000000" style:text-line-through-style="none" fo:font-family="'Franklin Gothic Book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默认-outline3" style:family="presentation" style:parent-style-name="默认-outline2">
      <style:paragraph-properties fo:margin-top="0cm" fo:margin-bottom="0.3cm" fo:text-align="start" style:punctuation-wrap="hanging"/>
      <style:text-properties fo:color="#000000" style:text-line-through-style="none" fo:font-family="'Franklin Gothic Book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默认-outline4" style:family="presentation" style:parent-style-name="默认-outline3">
      <style:paragraph-properties fo:margin-top="0cm" fo:margin-bottom="0.2cm" fo:text-align="start" style:punctuation-wrap="hanging"/>
      <style:text-properties fo:color="#000000" style:text-line-through-style="none" fo:font-family="'Franklin Gothic Book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letter-kerning="true" style:font-family-asian="文泉驿微米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Franklin Gothic Book'" fo:font-size="18pt" fo:letter-spacing="normal" fo:language="zh" fo:country="CN" fo:font-style="normal" fo:text-shadow="none" style:text-underline-style="none" fo:font-weight="normal" style:letter-kerning="true" style:font-family-asian="文泉驿微米黑" style:font-family-generic-asian="system" style:font-pitch-asian="variable" style:font-size-asian="18pt" style:language-asian="zh" style:country-asian="CN" style:font-style-asian="normal" style:font-weight-asian="normal" style:font-family-complex="FreeSans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 Condensed'" style:font-family-generic="roman" style:font-pitch="variable" fo:font-size="20pt" fo:font-style="normal" fo:text-shadow="none" style:text-underline-style="none" fo:font-weight="normal" style:letter-kerning="true" style:font-family-asian="文泉驿微米黑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Franklin Gothic Book'" fo:font-size="32pt" fo:letter-spacing="normal" fo:language="zh" fo:country="CN" fo:font-style="normal" fo:text-shadow="none" style:text-underline-style="none" fo:font-weight="normal" style:letter-kerning="true" style:font-family-asian="文泉驿微米黑" style:font-family-generic-asian="system" style:font-pitch-asian="variable" style:font-size-asian="32pt" style:language-asian="zh" style:country-asian="CN" style:font-style-asian="normal" style:font-weight-asian="normal" style:font-family-complex="FreeSans" style:font-family-generic-complex="system" style:font-pitch-complex="variable" style:font-size-complex="32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默认_20_1-outline2" style:display-name="默认 1-outline2" style:family="presentation" style:parent-style-name="默认_20_1-outline1">
      <style:paragraph-properties fo:margin-top="0cm" fo:margin-bottom="0.4cm" fo:text-align="start" style:punctuation-wrap="hanging"/>
      <style:text-properties fo:color="#000000" style:text-line-through-style="none" fo:font-family="'Franklin Gothic Book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默认_20_1-outline3" style:display-name="默认 1-outline3" style:family="presentation" style:parent-style-name="默认_20_1-outline2">
      <style:paragraph-properties fo:margin-top="0cm" fo:margin-bottom="0.3cm" fo:text-align="start" style:punctuation-wrap="hanging"/>
      <style:text-properties fo:color="#000000" style:text-line-through-style="none" fo:font-family="'Franklin Gothic Book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默认_20_1-outline4" style:display-name="默认 1-outline4" style:family="presentation" style:parent-style-name="默认_20_1-outline3">
      <style:paragraph-properties fo:margin-top="0cm" fo:margin-bottom="0.2cm" fo:text-align="start" style:punctuation-wrap="hanging"/>
      <style:text-properties fo:color="#000000" style:text-line-through-style="none" fo:font-family="'Franklin Gothic Book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默认_20_1-outline5" style:display-name="默认 1-outline5" style:family="presentation" style:parent-style-name="默认_20_1-outline4">
      <style:paragraph-properties fo:margin-top="0cm" fo:margin-bottom="0.1cm"/>
      <style:text-properties fo:font-size="20pt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cm" fo:margin-bottom="0.1cm"/>
      <style:text-properties fo:font-size="20pt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cm" fo:margin-bottom="0.1cm"/>
      <style:text-properties fo:font-size="20pt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cm" fo:margin-bottom="0.1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cm" fo:margin-bottom="0.1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letter-kerning="true" style:font-family-asian="文泉驿微米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Franklin Gothic Book'" fo:font-size="18pt" fo:letter-spacing="normal" fo:language="zh" fo:country="CN" fo:font-style="normal" fo:text-shadow="none" style:text-underline-style="none" fo:font-weight="normal" style:letter-kerning="true" style:font-family-asian="文泉驿微米黑" style:font-family-generic-asian="system" style:font-pitch-asian="variable" style:font-size-asian="18pt" style:language-asian="zh" style:country-asian="CN" style:font-style-asian="normal" style:font-weight-asian="normal" style:font-family-complex="FreeSans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默认_20_2-background" style:display-name="默认 2-background" style:family="presentation">
      <style:graphic-properties draw:stroke="none" draw:fill="none"/>
      <style:text-properties style:letter-kerning="true"/>
    </style:style>
    <style:style style:name="默认_20_2-backgroundobjects" style:display-name="默认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默认_20_2-notes" style:display-name="默认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 Condensed'" style:font-family-generic="roman" style:font-pitch="variable" fo:font-size="20pt" fo:font-style="normal" fo:text-shadow="none" style:text-underline-style="none" fo:font-weight="normal" style:letter-kerning="true" style:font-family-asian="文泉驿微米黑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2-outline1" style:display-name="默认 2-outline1" style:family="presentation">
      <style:graphic-properties draw:stroke="none" draw:fill="none" draw:auto-grow-height="false" draw:fit-to-size="shrink-to-fit">
        <text:list-style style:name="默认_20_2-outline1" style:display-name="默认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Franklin Gothic Book'" fo:font-size="32pt" fo:letter-spacing="normal" fo:language="zh" fo:country="CN" fo:font-style="normal" fo:text-shadow="none" style:text-underline-style="none" fo:font-weight="normal" style:letter-kerning="true" style:font-family-asian="文泉驿微米黑" style:font-family-generic-asian="system" style:font-pitch-asian="variable" style:font-size-asian="32pt" style:language-asian="zh" style:country-asian="CN" style:font-style-asian="normal" style:font-weight-asian="normal" style:font-family-complex="FreeSans" style:font-family-generic-complex="system" style:font-pitch-complex="variable" style:font-size-complex="32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默认_20_2-outline2" style:display-name="默认 2-outline2" style:family="presentation" style:parent-style-name="默认_20_2-outline1">
      <style:paragraph-properties fo:margin-top="0cm" fo:margin-bottom="0.4cm" fo:text-align="start" style:punctuation-wrap="hanging"/>
      <style:text-properties fo:color="#000000" style:text-line-through-style="none" fo:font-family="'Franklin Gothic Book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默认_20_2-outline3" style:display-name="默认 2-outline3" style:family="presentation" style:parent-style-name="默认_20_2-outline2">
      <style:paragraph-properties fo:margin-top="0cm" fo:margin-bottom="0.3cm" fo:text-align="start" style:punctuation-wrap="hanging"/>
      <style:text-properties fo:color="#000000" style:text-line-through-style="none" fo:font-family="'Franklin Gothic Book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默认_20_2-outline4" style:display-name="默认 2-outline4" style:family="presentation" style:parent-style-name="默认_20_2-outline3">
      <style:paragraph-properties fo:margin-top="0cm" fo:margin-bottom="0.2cm" fo:text-align="start" style:punctuation-wrap="hanging"/>
      <style:text-properties fo:color="#000000" style:text-line-through-style="none" fo:font-family="'Franklin Gothic Book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默认_20_2-outline5" style:display-name="默认 2-outline5" style:family="presentation" style:parent-style-name="默认_20_2-outline4">
      <style:paragraph-properties fo:margin-top="0cm" fo:margin-bottom="0.1cm"/>
      <style:text-properties fo:font-size="20pt" style:font-size-asian="20pt" style:font-size-complex="20pt"/>
    </style:style>
    <style:style style:name="默认_20_2-outline6" style:display-name="默认 2-outline6" style:family="presentation" style:parent-style-name="默认_20_2-outline5">
      <style:paragraph-properties fo:margin-top="0cm" fo:margin-bottom="0.1cm"/>
      <style:text-properties fo:font-size="20pt" style:font-size-asian="20pt" style:font-size-complex="20pt"/>
    </style:style>
    <style:style style:name="默认_20_2-outline7" style:display-name="默认 2-outline7" style:family="presentation" style:parent-style-name="默认_20_2-outline6">
      <style:paragraph-properties fo:margin-top="0cm" fo:margin-bottom="0.1cm"/>
      <style:text-properties fo:font-size="20pt" style:font-size-asian="20pt" style:font-size-complex="20pt"/>
    </style:style>
    <style:style style:name="默认_20_2-outline8" style:display-name="默认 2-outline8" style:family="presentation" style:parent-style-name="默认_20_2-outline7">
      <style:paragraph-properties fo:margin-top="0cm" fo:margin-bottom="0.1cm"/>
      <style:text-properties fo:font-size="20pt" style:font-size-asian="20pt" style:font-size-complex="20pt"/>
    </style:style>
    <style:style style:name="默认_20_2-outline9" style:display-name="默认 2-outline9" style:family="presentation" style:parent-style-name="默认_20_2-outline8">
      <style:paragraph-properties fo:margin-top="0cm" fo:margin-bottom="0.1cm"/>
      <style:text-properties fo:font-size="20pt" style:font-size-asian="20pt" style:font-size-complex="20pt"/>
    </style:style>
    <style:style style:name="默认_20_2-subtitle" style:display-name="默认 2-subtitle" style:family="presentation">
      <style:graphic-properties draw:stroke="none" draw:fill="none" draw:textarea-vertical-align="middle">
        <text:list-style style:name="默认_20_2-subtitle" style:display-name="默认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letter-kerning="true" style:font-family-asian="文泉驿微米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2-title" style:display-name="默认 2-title" style:family="presentation">
      <style:graphic-properties draw:stroke="none" draw:fill="none" draw:textarea-vertical-align="middle">
        <text:list-style style:name="默认_20_2-title" style:display-name="默认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Franklin Gothic Book'" fo:font-size="18pt" fo:letter-spacing="normal" fo:language="zh" fo:country="CN" fo:font-style="normal" fo:text-shadow="none" style:text-underline-style="none" fo:font-weight="normal" style:letter-kerning="true" style:font-family-asian="文泉驿微米黑" style:font-family-generic-asian="system" style:font-pitch-asian="variable" style:font-size-asian="18pt" style:language-asian="zh" style:country-asian="CN" style:font-style-asian="normal" style:font-weight-asian="normal" style:font-family-complex="FreeSans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gradient" draw:fill-gradient-name="Gradient_20_7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gradient" draw:fill-gradient-name="Gradient_20_8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默认-title">
      <style:graphic-properties draw:stroke="none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Mpr2" style:family="presentation" style:parent-style-name="默认-backgroundobjects">
      <style:graphic-properties draw:stroke="none" draw:fill="none" draw:fill-color="#ffffff" draw:textarea-vertical-align="bottom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默认-backgroundobjects">
      <style:graphic-properties draw:stroke="none" draw:fill="none" draw:fill-color="#ffffff" draw:textarea-vertical-align="middle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默认-backgroundobjects">
      <style:graphic-properties draw:stroke="none" draw:fill="none" draw:fill-color="#ffffff" draw:textarea-vertical-align="middle" draw:auto-grow-height="false" fo:min-height="12.573cm" fo:padding-top="0.125cm" fo:padding-bottom="0.125cm" fo:padding-left="0.127cm" fo:padding-right="0.127cm" fo:wrap-option="wrap"/>
    </style:style>
    <style:style style:name="Mpr5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6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默认_20_1-title">
      <style:graphic-properties draw:stroke="none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Mpr8" style:family="presentation" style:parent-style-name="默认_20_1-outline1">
      <style:graphic-properties draw:stroke="none" draw:fill="none" draw:textarea-vertical-align="top" draw:auto-grow-height="false" draw:fit-to-size="shrink-to-fit" fo:min-height="12.573cm" fo:padding-top="0.125cm" fo:padding-bottom="0.125cm" fo:padding-left="0.25cm" fo:padding-right="0.25cm" fo:wrap-option="wrap"/>
    </style:style>
    <style:style style:name="Mpr9" style:family="presentation" style:parent-style-name="默认_20_1-backgroundobjects">
      <style:graphic-properties draw:stroke="none" draw:fill="none" draw:fill-color="#ffffff" draw:textarea-vertical-align="bottom" draw:auto-grow-height="false" fo:min-height="12.573cm" fo:padding-top="0.125cm" fo:padding-bottom="0.125cm" fo:padding-left="0.25cm" fo:padding-right="0.25cm" fo:wrap-option="wrap"/>
    </style:style>
    <style:style style:name="Mpr10" style:family="presentation" style:parent-style-name="默认_20_1-backgroundobjects">
      <style:graphic-properties draw:stroke="none" draw:fill="none" draw:fill-color="#ffffff" draw:textarea-vertical-align="middle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默认_20_1-backgroundobjects">
      <style:graphic-properties draw:stroke="none" draw:fill="none" draw:fill-color="#ffffff" draw:textarea-vertical-align="middle" draw:auto-grow-height="false" fo:min-height="12.573cm" fo:padding-top="0.125cm" fo:padding-bottom="0.125cm" fo:padding-left="0.127cm" fo:padding-right="0.127cm" fo:wrap-option="wrap"/>
    </style:style>
    <style:style style:name="Mpr12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13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默认_20_2-title">
      <style:graphic-properties draw:stroke="none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Mpr15" style:family="presentation" style:parent-style-name="默认_20_2-outline1">
      <style:graphic-properties draw:stroke="none" draw:fill="none" draw:textarea-vertical-align="top" draw:auto-grow-height="false" draw:fit-to-size="shrink-to-fit" fo:min-height="12.573cm" fo:padding-top="0.125cm" fo:padding-bottom="0.125cm" fo:padding-left="0.25cm" fo:padding-right="0.25cm" fo:wrap-option="wrap"/>
    </style:style>
    <style:style style:name="Mpr16" style:family="presentation" style:parent-style-name="默认_20_2-backgroundobjects">
      <style:graphic-properties draw:stroke="none" draw:fill="none" draw:fill-color="#ffffff" draw:textarea-vertical-align="bottom" draw:auto-grow-height="false" fo:min-height="12.573cm" fo:padding-top="0.125cm" fo:padding-bottom="0.125cm" fo:padding-left="0.25cm" fo:padding-right="0.25cm" fo:wrap-option="wrap"/>
    </style:style>
    <style:style style:name="Mpr17" style:family="presentation" style:parent-style-name="默认_20_2-backgroundobjects">
      <style:graphic-properties draw:stroke="none" draw:fill="none" draw:fill-color="#ffffff" draw:textarea-vertical-align="middle" draw:auto-grow-height="false" fo:min-height="12.573cm" fo:padding-top="0.125cm" fo:padding-bottom="0.125cm" fo:padding-left="0.25cm" fo:padding-right="0.25cm" fo:wrap-option="wrap"/>
    </style:style>
    <style:style style:name="Mpr18" style:family="presentation" style:parent-style-name="默认_20_2-backgroundobjects">
      <style:graphic-properties draw:stroke="none" draw:fill="none" draw:fill-color="#ffffff" draw:textarea-vertical-align="middle" draw:auto-grow-height="false" fo:min-height="12.573cm" fo:padding-top="0.125cm" fo:padding-bottom="0.125cm" fo:padding-left="0.127cm" fo:padding-right="0.127cm" fo:wrap-option="wrap"/>
    </style:style>
    <style:style style:name="Mpr19" style:family="presentation" style:parent-style-name="默认_20_2-backgroundobjects">
      <style:graphic-properties draw:stroke="none" draw:fill="none" draw:fill-color="#ffffff" draw:auto-grow-height="false" fo:min-height="1.485cm"/>
    </style:style>
    <style:style style:name="Mpr20" style:family="presentation" style:parent-style-name="默认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center" fo:text-indent="0cm" style:punctuation-wrap="hanging"/>
      <style:text-properties fo:font-size="18pt" fo:hyphenate="fals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top="0cm" fo:margin-bottom="0cm" fo:text-align="center" style:punctuation-wrap="hanging"/>
      <style:text-properties fo:font-size="18pt" fo:hyphenate="false"/>
    </style:style>
    <style:style style:name="MP8" style:family="paragraph"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MP10" style:family="paragraph">
      <style:paragraph-properties fo:margin-left="1.27cm" fo:margin-right="0cm" fo:text-indent="0cm"/>
    </style:style>
    <style:style style:name="MP11" style:family="paragraph">
      <style:paragraph-properties fo:margin-left="2.54cm" fo:margin-right="0cm" fo:text-indent="0cm"/>
    </style:style>
    <style:style style:name="MP12" style:family="paragraph">
      <style:paragraph-properties fo:margin-left="3.81cm" fo:margin-right="0cm" fo:text-indent="0cm"/>
    </style:style>
    <style:style style:name="MP13" style:family="paragraph">
      <style:paragraph-properties fo:margin-left="5.08cm" fo:margin-right="0cm" fo:text-indent="0cm"/>
    </style:style>
    <style:style style:name="MT1" style:family="text">
      <style:text-properties fo:color="#8b8b8b" style:text-line-through-style="none" fo:font-family="'Franklin Gothic Medium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636363" style:text-line-through-style="none" fo:font-family="'Franklin Gothic Book'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3" style:family="text">
      <style:text-properties fo:color="#2f2f2f" style:text-line-through-style="none" fo:font-family="'Franklin Gothic Medium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'Franklin Gothic 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fo:font-family="'Franklin Gothic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'Franklin Gothic Book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'Franklin Gothic Book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编号&gt;</text:page-number></text:p>
        </draw:text-box>
      </draw:frame>
    </style:handout-master>
    <style:master-page style:name="默认" style:page-layout-name="PM1" draw:style-name="Mdp1">
      <draw:custom-shape draw:name="矩形 6" draw:style-name="Mgr3" draw:text-style-name="MP3" draw:layer="backgroundobjects" svg:width="25.399cm" svg:height="0.499cm" svg:x="0cm" svg:y="18.55cm">
        <text:p/>
        <draw:enhanced-geometry svg:viewBox="0 0 21600 21600" draw:type="rectangle" draw:enhanced-path="M 0 0 L 21600 0 21600 21600 0 21600 0 0 Z N"/>
      </draw:custom-shape>
      <draw:custom-shape draw:name="矩形 7" draw:style-name="Mgr3" draw:text-style-name="MP3" draw:layer="backgroundobjects" svg:width="25.399cm" svg:height="0.299cm" svg:x="0cm" svg:y="0cm">
        <text:p/>
        <draw:enhanced-geometry svg:viewBox="0 0 21600 21600" draw:type="rectangle" draw:enhanced-path="M 0 0 L 21600 0 21600 21600 0 21600 0 0 Z N"/>
      </draw:custom-shape>
      <draw:custom-shape draw:name="矩形 6" draw:style-name="Mgr4" draw:text-style-name="MP3" draw:layer="backgroundobjects" svg:width="21.589cm" svg:height="0.049cm" svg:x="1.905cm" svg:y="8.88cm">
        <text:p/>
        <draw:enhanced-geometry svg:viewBox="0 0 21600 21600" draw:type="rectangle" draw:enhanced-path="M 0 0 L 21600 0 21600 21600 0 21600 0 0 Z N"/>
      </draw:custom-shape>
      <draw:frame draw:name="标题 1" presentation:style-name="Mpr1" draw:text-style-name="MP3" draw:layer="backgroundobjects" svg:width="21.589cm" svg:height="4.272cm" svg:x="1.905cm" svg:y="4.657cm" presentation:class="title" presentation:user-transformed="true">
        <draw:text-box>
          <text:p text:style-name="MP4"><text:span text:style-name="MT1">单击鼠标编辑标题文的格式单击此处编辑母版标题样式</text:span></text:p>
        </draw:text-box>
      </draw:frame>
      <draw:frame draw:name="日期占位符 3" presentation:style-name="Mpr2" draw:text-style-name="MP6" draw:layer="backgroundobjects" svg:width="8.889cm" svg:height="0.787cm" svg:x="0.212cm" svg:y="17.78cm" presentation:class="date-time" presentation:user-transformed="true">
        <draw:text-box>
          <text:p text:style-name="MP5"><text:span text:style-name="MT2"><text:date style:data-style-name="D1" text:date-value="2011-12-09">12/9/11</text:date></text:span></text:p>
        </draw:text-box>
      </draw:frame>
      <draw:frame draw:name="页脚占位符 4" presentation:style-name="Mpr3" draw:text-style-name="MP6" draw:layer="backgroundobjects" svg:width="10.371cm" svg:height="0.787cm" svg:x="14.817cm" svg:y="17.78cm" presentation:class="footer" presentation:user-transformed="true">
        <draw:text-box>
          <text:p/>
        </draw:text-box>
      </draw:frame>
      <draw:frame draw:name="灯片编号占位符 5" presentation:style-name="Mpr4" draw:text-style-name="MP6" draw:layer="backgroundobjects" svg:width="2.539cm" svg:height="0.786cm" svg:x="11.43cm" svg:y="17.78cm" presentation:class="page-number" presentation:user-transformed="true">
        <draw:text-box>
          <text:p text:style-name="MP5"><text:span text:style-name="MT2"><text:page-number>&lt;编号&gt;</text:page-number></text:span></text:p>
        </draw:text-box>
      </draw:frame>
      <draw:frame presentation:style-name="默认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page-number>&lt;编号&gt;</text:page-number></text:p>
          </draw:text-box>
        </draw:frame>
      </presentation:notes>
    </style:master-page>
    <style:master-page style:name="默认_20_1" style:display-name="默认 1" style:page-layout-name="PM1" draw:style-name="Mdp1">
      <draw:custom-shape draw:name="矩形 6" draw:style-name="Mgr3" draw:text-style-name="MP3" draw:layer="backgroundobjects" svg:width="25.399cm" svg:height="0.499cm" svg:x="0cm" svg:y="18.55cm">
        <text:p/>
        <draw:enhanced-geometry svg:viewBox="0 0 21600 21600" draw:type="rectangle" draw:enhanced-path="M 0 0 L 21600 0 21600 21600 0 21600 0 0 Z N"/>
      </draw:custom-shape>
      <draw:custom-shape draw:name="矩形 7" draw:style-name="Mgr3" draw:text-style-name="MP3" draw:layer="backgroundobjects" svg:width="25.399cm" svg:height="0.299cm" svg:x="0cm" svg:y="0cm">
        <text:p/>
        <draw:enhanced-geometry svg:viewBox="0 0 21600 21600" draw:type="rectangle" draw:enhanced-path="M 0 0 L 21600 0 21600 21600 0 21600 0 0 Z N"/>
      </draw:custom-shape>
      <draw:custom-shape draw:name="矩形 6" draw:style-name="Mgr4" draw:text-style-name="MP3" draw:layer="backgroundobjects" svg:width="22.859cm" svg:height="0.049cm" svg:x="1.27cm" svg:y="3.919cm">
        <text:p/>
        <draw:enhanced-geometry svg:viewBox="0 0 21600 21600" draw:type="rectangle" draw:enhanced-path="M 0 0 L 21600 0 21600 21600 0 21600 0 0 Z N"/>
      </draw:custom-shape>
      <draw:frame draw:name="标题 1" presentation:style-name="Mpr7" draw:text-style-name="MP3" draw:layer="backgroundobjects" svg:width="22.859cm" svg:height="3.174cm" svg:x="1.27cm" svg:y="0.763cm" presentation:class="title" presentation:user-transformed="true">
        <draw:text-box>
          <text:p text:style-name="MP7"><text:span text:style-name="MT3">单击鼠标编辑标题文的格式单击此处编辑母版标题样式</text:span></text:p>
        </draw:text-box>
      </draw:frame>
      <draw:frame draw:name="内容占位符 2" presentation:style-name="Mpr8" draw:text-style-name="MP3" draw:layer="backgroundobjects" svg:width="22.859cm" svg:height="13.017cm" svg:x="1.27cm" svg:y="4.445cm" presentation:class="outline" presentation:user-transformed="true">
        <draw:text-box>
          <text:list text:style-name="ML4">
            <text:list-item>
              <text:p text:style-name="MP8"><text:span text:style-name="MT4">单击鼠标编辑大纲正文格式</text:span></text:p>
              <text:list>
                <text:list-item>
                  <text:p text:style-name="MP8"><text:span text:style-name="MT4">第二个大纲级</text:span></text:p>
                  <text:list>
                    <text:list-item>
                      <text:p text:style-name="MP8"><text:span text:style-name="MT4">第三个大纲级</text:span></text:p>
                      <text:list>
                        <text:list-item>
                          <text:p text:style-name="MP8"><text:span text:style-name="MT4">第四个大纲级</text:span></text:p>
                          <text:list>
                            <text:list-item>
                              <text:p text:style-name="MP8"><text:span text:style-name="MT4">第五个大纲级</text:span></text:p>
                              <text:list>
                                <text:list-item>
                                  <text:p text:style-name="MP8"><text:span text:style-name="MT4">第六个大纲级</text:span></text:p>
                                  <text:list>
                                    <text:list-item>
                                      <text:p text:style-name="MP8"><text:span text:style-name="MT4">第七个大纲级</text:span></text:p>
                                      <text:list>
                                        <text:list-item>
                                          <text:p text:style-name="MP8"><text:span text:style-name="MT4">第八个大纲级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4">第九个大纲级单击此处编辑母版文本样式</text:span></text:p>
          <text:p text:style-name="MP10"><text:span text:style-name="MT4">第二级</text:span></text:p>
          <text:list text:continue-numbering="true" text:style-name="ML4">
            <text:list-item>
              <text:list>
                <text:list-item>
                  <text:p text:style-name="MP11"><text:span text:style-name="MT4">第三级</text:span></text:p>
                  <text:list>
                    <text:list-item>
                      <text:p text:style-name="MP12"><text:span text:style-name="MT4">第四级</text:span></text:p>
                      <text:list>
                        <text:list-item>
                          <text:p text:style-name="MP13"><text:span text:style-name="MT4">第五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占位符 3" presentation:style-name="Mpr9" draw:text-style-name="MP6" draw:layer="backgroundobjects" svg:width="8.889cm" svg:height="0.787cm" svg:x="0.203cm" svg:y="17.78cm" presentation:class="date-time" presentation:user-transformed="true">
        <draw:text-box>
          <text:p text:style-name="MP5"><text:span text:style-name="MT2"><text:date style:data-style-name="D1" text:date-value="2011-12-09">12/9/11</text:date></text:span></text:p>
        </draw:text-box>
      </draw:frame>
      <draw:frame draw:name="页脚占位符 4" presentation:style-name="Mpr10" draw:text-style-name="MP6" draw:layer="backgroundobjects" svg:width="10.371cm" svg:height="0.787cm" svg:x="14.808cm" svg:y="17.78cm" presentation:class="footer" presentation:user-transformed="true">
        <draw:text-box>
          <text:p/>
        </draw:text-box>
      </draw:frame>
      <draw:frame draw:name="灯片编号占位符 5" presentation:style-name="Mpr11" draw:text-style-name="MP6" draw:layer="backgroundobjects" svg:width="2.539cm" svg:height="0.786cm" svg:x="11.43cm" svg:y="17.78cm" presentation:class="page-number" presentation:user-transformed="true">
        <draw:text-box>
          <text:p text:style-name="MP5"><text:span text:style-name="MT2"><text:page-number>&lt;编号&gt;</text:page-number></text:span></text:p>
        </draw:text-box>
      </draw:frame>
      <presentation:notes style:page-layout-name="PM0">
        <draw:page-thumbnail presentation:style-name="默认_20_1-title" draw:layer="backgroundobjects" svg:width="14.848cm" svg:height="11.135cm" svg:x="3.075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1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2" draw:layer="backgroundobjects" svg:width="9.112cm" svg:height="1.484cm" svg:x="11.887cm" svg:y="28.215cm" presentation:class="page-number">
          <draw:text-box>
            <text:p text:style-name="MP2"><text:page-number>&lt;编号&gt;</text:page-number></text:p>
          </draw:text-box>
        </draw:frame>
      </presentation:notes>
    </style:master-page>
    <style:master-page style:name="默认_20_2" style:display-name="默认 2" style:page-layout-name="PM1" draw:style-name="Mdp1">
      <draw:custom-shape draw:name="矩形 6" draw:style-name="Mgr3" draw:text-style-name="MP3" draw:layer="backgroundobjects" svg:width="25.399cm" svg:height="0.499cm" svg:x="0cm" svg:y="18.55cm">
        <text:p/>
        <draw:enhanced-geometry svg:viewBox="0 0 21600 21600" draw:type="rectangle" draw:enhanced-path="M 0 0 L 21600 0 21600 21600 0 21600 0 0 Z N"/>
      </draw:custom-shape>
      <draw:custom-shape draw:name="矩形 7" draw:style-name="Mgr3" draw:text-style-name="MP3" draw:layer="backgroundobjects" svg:width="25.399cm" svg:height="0.299cm" svg:x="0cm" svg:y="0cm">
        <text:p/>
        <draw:enhanced-geometry svg:viewBox="0 0 21600 21600" draw:type="rectangle" draw:enhanced-path="M 0 0 L 21600 0 21600 21600 0 21600 0 0 Z N"/>
      </draw:custom-shape>
      <draw:custom-shape draw:name="矩形 7" draw:style-name="Mgr4" draw:text-style-name="MP3" draw:layer="backgroundobjects" svg:width="22.859cm" svg:height="0.049cm" svg:x="1.27cm" svg:y="3.919cm">
        <text:p/>
        <draw:enhanced-geometry svg:viewBox="0 0 21600 21600" draw:type="rectangle" draw:enhanced-path="M 0 0 L 21600 0 21600 21600 0 21600 0 0 Z N"/>
      </draw:custom-shape>
      <draw:frame draw:name="标题 1" presentation:style-name="Mpr14" draw:text-style-name="MP3" draw:layer="backgroundobjects" svg:width="22.859cm" svg:height="3.174cm" svg:x="1.27cm" svg:y="0.763cm" presentation:class="title" presentation:user-transformed="true">
        <draw:text-box>
          <text:p text:style-name="MP7"><text:span text:style-name="MT3">单击鼠标编辑标题文的格式单击此处编辑母版标题样式</text:span></text:p>
        </draw:text-box>
      </draw:frame>
      <draw:frame draw:name="内容占位符 2" presentation:style-name="Mpr15" draw:text-style-name="MP3" draw:layer="backgroundobjects" svg:width="11.217cm" svg:height="12.571cm" svg:x="1.27cm" svg:y="4.445cm" presentation:class="outline" presentation:user-transformed="true">
        <draw:text-box>
          <text:list text:style-name="ML4">
            <text:list-item>
              <text:p text:style-name="MP8"><text:span text:style-name="MT5">单击鼠标编辑大纲正文格式</text:span></text:p>
              <text:list>
                <text:list-item>
                  <text:p text:style-name="MP8"><text:span text:style-name="MT5">第二个大纲级</text:span></text:p>
                  <text:list>
                    <text:list-item>
                      <text:p text:style-name="MP8"><text:span text:style-name="MT5">第三个大纲级</text:span></text:p>
                      <text:list>
                        <text:list-item>
                          <text:p text:style-name="MP8"><text:span text:style-name="MT5">第四个大纲级</text:span></text:p>
                          <text:list>
                            <text:list-item>
                              <text:p text:style-name="MP8"><text:span text:style-name="MT5">第五个大纲级</text:span></text:p>
                              <text:list>
                                <text:list-item>
                                  <text:p text:style-name="MP8"><text:span text:style-name="MT5">第六个大纲级</text:span></text:p>
                                  <text:list>
                                    <text:list-item>
                                      <text:p text:style-name="MP8"><text:span text:style-name="MT5">第七个大纲级</text:span></text:p>
                                      <text:list>
                                        <text:list-item>
                                          <text:p text:style-name="MP8"><text:span text:style-name="MT5">第八个大纲级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5">第九个大纲级单击此处编辑母版文本样式</text:span></text:p>
          <text:p text:style-name="MP10"><text:span text:style-name="MT6">第二级</text:span></text:p>
          <text:list text:continue-numbering="true" text:style-name="ML4">
            <text:list-item>
              <text:list>
                <text:list-item>
                  <text:p text:style-name="MP11"><text:span text:style-name="MT7">第三级</text:span></text:p>
                  <text:list>
                    <text:list-item>
                      <text:p text:style-name="MP12"><text:span text:style-name="MT4">第四级</text:span></text:p>
                      <text:list>
                        <text:list-item>
                          <text:p text:style-name="MP13"><text:span text:style-name="MT4">第五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内容占位符 3" presentation:style-name="Mpr15" draw:text-style-name="MP3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8"><text:span text:style-name="MT5">单击鼠标编辑大纲正文格式</text:span></text:p>
              <text:list>
                <text:list-item>
                  <text:p text:style-name="MP8"><text:span text:style-name="MT5">第二个大纲级</text:span></text:p>
                  <text:list>
                    <text:list-item>
                      <text:p text:style-name="MP8"><text:span text:style-name="MT5">第三个大纲级</text:span></text:p>
                      <text:list>
                        <text:list-item>
                          <text:p text:style-name="MP8"><text:span text:style-name="MT5">第四个大纲级</text:span></text:p>
                          <text:list>
                            <text:list-item>
                              <text:p text:style-name="MP8"><text:span text:style-name="MT5">第五个大纲级</text:span></text:p>
                              <text:list>
                                <text:list-item>
                                  <text:p text:style-name="MP8"><text:span text:style-name="MT5">第六个大纲级</text:span></text:p>
                                  <text:list>
                                    <text:list-item>
                                      <text:p text:style-name="MP8"><text:span text:style-name="MT5">第七个大纲级</text:span></text:p>
                                      <text:list>
                                        <text:list-item>
                                          <text:p text:style-name="MP8"><text:span text:style-name="MT5">第八个大纲级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5">第九个大纲级单击此处编辑母版文本样式</text:span></text:p>
          <text:p text:style-name="MP10"><text:span text:style-name="MT6">第二级</text:span></text:p>
          <text:list text:continue-numbering="true" text:style-name="ML4">
            <text:list-item>
              <text:list>
                <text:list-item>
                  <text:p text:style-name="MP11"><text:span text:style-name="MT7">第三级</text:span></text:p>
                  <text:list>
                    <text:list-item>
                      <text:p text:style-name="MP12"><text:span text:style-name="MT4">第四级</text:span></text:p>
                      <text:list>
                        <text:list-item>
                          <text:p text:style-name="MP13"><text:span text:style-name="MT4">第五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占位符 4" presentation:style-name="Mpr16" draw:text-style-name="MP6" draw:layer="backgroundobjects" svg:width="8.889cm" svg:height="0.787cm" svg:x="0.212cm" svg:y="17.78cm" presentation:class="date-time" presentation:user-transformed="true">
        <draw:text-box>
          <text:p text:style-name="MP5"><text:span text:style-name="MT2"><text:date style:data-style-name="D1" text:date-value="2011-12-09">12/9/11</text:date></text:span></text:p>
        </draw:text-box>
      </draw:frame>
      <draw:frame draw:name="页脚占位符 5" presentation:style-name="Mpr17" draw:text-style-name="MP6" draw:layer="backgroundobjects" svg:width="10.371cm" svg:height="0.787cm" svg:x="14.817cm" svg:y="17.78cm" presentation:class="footer" presentation:user-transformed="true">
        <draw:text-box>
          <text:p/>
        </draw:text-box>
      </draw:frame>
      <draw:frame draw:name="灯片编号占位符 6" presentation:style-name="Mpr18" draw:text-style-name="MP6" draw:layer="backgroundobjects" svg:width="2.539cm" svg:height="0.786cm" svg:x="11.43cm" svg:y="17.78cm" presentation:class="page-number" presentation:user-transformed="true">
        <draw:text-box>
          <text:p text:style-name="MP5"><text:span text:style-name="MT2"><text:page-number>&lt;编号&gt;</text:page-number></text:span></text:p>
        </draw:text-box>
      </draw:frame>
      <presentation:notes style:page-layout-name="PM0">
        <draw:page-thumbnail presentation:style-name="默认_20_2-title" draw:layer="backgroundobjects" svg:width="14.848cm" svg:height="11.135cm" svg:x="3.075cm" svg:y="2.257cm" presentation:class="page"/>
        <draw:frame presentation:style-name="默认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20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0" draw:text-style-name="MP2" draw:layer="backgroundobjects" svg:width="9.112cm" svg:height="1.484cm" svg:x="11.887cm" svg:y="28.215cm" presentation:class="page-number">
          <draw:text-box>
            <text:p text:style-name="MP2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document-statistic meta:object-count="122"/>
    <meta:generator>LibreOffice/3.3$Linux LibreOffice_project/330m19$Build-401</meta:generator>
  </office:meta>
</office:document-meta>
</file>